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cm" fo:min-width="0.49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2cm" fo:min-width="3.85cm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05cm" fo:min-width="7.1cm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45cm" fo:min-width="7.5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85cm" fo:min-width="7.1cm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  <style:text-properties fo:font-size="14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/>
      <style:paragraph-properties fo:margin-left="0cm" fo:margin-right="0cm" fo:text-align="center" fo:text-indent="0cm"/>
    </style:style>
    <style:style style:name="P9" style:family="paragraph">
      <style:paragraph-properties fo:margin-left="4cm" fo:margin-right="0cm" fo:text-align="center" fo:text-indent="0cm"/>
    </style:style>
    <style:style style:name="T1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.4cm" svg:height="1.2cm" svg:x="5.7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8.7cm" svg:height="2.9cm" svg:x="2.05cm" svg:y="4.8cm">
          <text:p text:style-name="P2"><text:span text:style-name="T1">„</text:span><text:span text:style-name="T1">case investigation“ task pend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curve" svg:x1="6.4cm" svg:y1="3.1cm" svg:x2="6.4cm" svg:y2="4.8cm" draw:start-shape="id1" draw:start-glue-point="8" draw:end-shape="id2" draw:end-glue-point="4" svg:d="M6400 3100v1700" svg:viewBox="0 0 1 1701">
          <text:p/>
        </draw:connector>
        <draw:custom-shape draw:style-name="gr4" draw:text-style-name="P1" xml:id="id3" draw:id="id3" draw:layer="layout" svg:width="7.6cm" svg:height="2.3cm" svg:x="11.65cm" svg:y="7.4cm">
          <text:p text:style-name="P5">case:</text:p>
          <text:p text:style-name="P5">- set investigation pending</text:p>
          <text:p text:style-name="P5">- reset investigation change date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curve" svg:x1="10.75cm" svg:y1="6.25cm" svg:x2="15.45cm" svg:y2="7.4cm" draw:start-shape="id2" draw:start-glue-point="7" draw:end-shape="id3" draw:end-glue-point="0" svg:d="M10750 6250c3134 0 4700 383 4700 1150" svg:viewBox="0 0 4701 1151">
          <text:p text:style-name="P6">yes</text:p>
        </draw:connector>
        <draw:custom-shape draw:style-name="gr2" draw:text-style-name="P3" xml:id="id4" draw:id="id4" draw:layer="layout" svg:width="8.7cm" svg:height="2.9cm" svg:x="2.05cm" svg:y="10.2cm">
          <text:p text:style-name="P2"><text:span text:style-name="T1">any „case investigation tas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draw:layer="layout" draw:type="curve" svg:x1="6.4cm" svg:y1="7.7cm" svg:x2="6.4cm" svg:y2="10.2cm" draw:start-shape="id2" draw:start-glue-point="6" draw:end-shape="id4" draw:end-glue-point="4" svg:d="M6400 7700v2500" svg:viewBox="0 0 1 2501">
          <text:p text:style-name="P6">no</text:p>
        </draw:connector>
        <draw:custom-shape draw:style-name="gr6" draw:text-style-name="P1" xml:id="id5" draw:id="id5" draw:layer="layout" svg:width="8cm" svg:height="1.7cm" svg:x="11.45cm" svg:y="13.2cm">
          <text:p text:style-name="P5">create „case investigation“ task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curve" svg:x1="10.75cm" svg:y1="11.65cm" svg:x2="15.45cm" svg:y2="13.2cm" draw:start-shape="id4" draw:start-glue-point="7" draw:end-shape="id5" draw:end-glue-point="0" svg:d="M10750 11650c3134 0 4700 516 4700 1550" svg:viewBox="0 0 4701 1551">
          <text:p text:style-name="P6">no</text:p>
        </draw:connector>
        <draw:custom-shape draw:style-name="gr2" draw:text-style-name="P3" xml:id="id6" draw:id="id6" draw:layer="layout" svg:width="8.7cm" svg:height="2.9cm" svg:x="2.05cm" svg:y="15.7cm">
          <text:p text:style-name="P2"><text:span text:style-name="T1">status of last created tas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draw:type="curve" svg:x1="6.4cm" svg:y1="13.1cm" svg:x2="6.4cm" svg:y2="15.7cm" draw:start-shape="id4" draw:start-glue-point="6" draw:end-shape="id6" draw:end-glue-point="4" svg:d="M6400 13100v2600" svg:viewBox="0 0 1 2601">
          <text:p text:style-name="P7">yes</text:p>
        </draw:connector>
        <draw:custom-shape draw:style-name="gr7" draw:text-style-name="P1" xml:id="id7" draw:id="id7" draw:layer="layout" svg:width="7.6cm" svg:height="3.1cm" svg:x="11.65cm" svg:y="18.7cm">
          <text:p text:style-name="P5">case:</text:p>
          <text:p text:style-name="P5">- set investigation accordingly</text:p>
          <text:p text:style-name="P5">- set investigation change date <text:line-break/>to status change date</text:p>
          <draw:enhanced-geometry svg:viewBox="0 0 21600 21600" draw:type="rectangle" draw:enhanced-path="M 0 0 L 21600 0 21600 21600 0 21600 0 0 Z N"/>
        </draw:custom-shape>
        <draw:custom-shape draw:style-name="gr7" draw:text-style-name="P1" xml:id="id8" draw:id="id8" draw:layer="layout" svg:width="7.6cm" svg:height="3.1cm" svg:x="2.6cm" svg:y="20.9cm">
          <text:p text:style-name="P5">case:</text:p>
          <text:p text:style-name="P5">- set investigation pending</text:p>
          <text:p text:style-name="P5">- reset investigation change date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curve" svg:x1="10.75cm" svg:y1="17.15cm" svg:x2="15.45cm" svg:y2="18.7cm" draw:start-shape="id6" draw:start-glue-point="7" draw:end-shape="id7" draw:end-glue-point="0" svg:d="M10750 17150c3134 0 4700 516 4700 1550" svg:viewBox="0 0 4701 1551">
          <text:p text:style-name="P9">done or discarded</text:p>
        </draw:connector>
        <draw:connector draw:style-name="gr5" draw:text-style-name="P4" draw:layer="layout" draw:type="curve" svg:x1="6.4cm" svg:y1="18.6cm" svg:x2="6.4cm" svg:y2="20.9cm" draw:start-shape="id6" draw:start-glue-point="6" draw:end-shape="id8" svg:d="M6400 18600v2300" svg:viewBox="0 0 1 2301">
          <text:p text:style-name="P6">not executabl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0T12:55:30.070000000</meta:creation-date>
    <dc:date>2016-12-20T15:43:22.033000000</dc:date>
    <meta:editing-duration>PT1H32M31S</meta:editing-duration>
    <meta:editing-cycles>3</meta:editing-cycles>
    <meta:generator>LibreOffice/5.0.5.2$Windows_x86 LibreOffice_project/55b006a02d247b5f7215fc6ea0fde844b30035b3</meta:generator>
    <meta:document-statistic meta:object-count="15"/>
  </office:meta>
</office:document-meta>
</file>